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384cm" draw:shadow="visible" draw:shadow-color="#b2b2b2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3.784cm" draw:shadow="visible" draw:shadow-color="#b2b2b2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7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02a49c"/>
      <style:paragraph-properties fo:text-align="center"/>
      <style:text-properties style:font-name="Open Sans" fo:font-size="14pt"/>
    </style:style>
    <style:style style:name="P3" style:family="paragraph">
      <loext:graphic-properties draw:fill-color="#dcddde"/>
      <style:paragraph-properties fo:text-align="center"/>
      <style:text-properties style:font-name="Open Sans" fo:font-size="14pt"/>
    </style:style>
    <style:style style:name="P4" style:family="paragraph">
      <loext:graphic-properties draw:fill="none"/>
      <style:paragraph-properties fo:text-align="center"/>
      <style:text-properties style:font-name="Open Sans"/>
    </style:style>
    <style:style style:name="P5" style:family="paragraph">
      <loext:graphic-properties draw:fill-color="#00c081"/>
      <style:paragraph-properties fo:text-align="center"/>
      <style:text-properties style:font-name="Open Sans" fo:font-size="14pt"/>
    </style:style>
    <style:style style:name="P6" style:family="paragraph">
      <loext:graphic-properties draw:fill-color="#a0ff5f"/>
      <style:paragraph-properties fo:text-align="center"/>
      <style:text-properties style:font-name="Open Sans" fo:font-size="14pt"/>
    </style:style>
    <style:style style:name="P7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8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2cm" svg:x="0.1cm" svg:y="2.151cm">
          <text:p text:style-name="P1"><text:span text:style-name="T1">SLE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.2cm" svg:x="4.6cm" svg:y="2.151cm">
          <text:p text:style-name="P1"><text:span text:style-name="T1">SLE </text:span><text:span text:style-name="T1">12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cm" svg:height="1.2cm" svg:x="9.1cm" svg:y="0.051cm">
          <text:p text:style-name="P1"><text:span text:style-name="T1">SLE 10 /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3.1cm" svg:y1="2.751cm" svg:x2="4.6cm" svg:y2="2.751cm" draw:start-shape="id1" draw:start-glue-point="1" draw:end-shape="id2" draw:end-glue-point="3" svg:d="M3100 2751h1500" svg:viewBox="0 0 1501 1">
          <text:p/>
        </draw:connector>
        <draw:custom-shape draw:style-name="gr1" draw:text-style-name="P2" xml:id="id3" draw:id="id3" draw:layer="layout" svg:width="3cm" svg:height="1.2cm" svg:x="9.214cm" svg:y="2.151cm">
          <text:p text:style-name="P1"><text:span text:style-name="T1">SLE </text:span><text:span text:style-name="T1">12 </text:span><text:span text:style-name="T1">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3cm" svg:height="1.2cm" svg:x="13.6cm" svg:y="0.051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4.4cm" svg:height="1.2cm" svg:x="12.2cm" svg:y="4.451cm">
          <text:p text:style-name="P1"><text:span text:style-name="T1">Leap 42.3 </text:span><text:span text:style-name="T1">/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3cm" svg:height="1.2cm" svg:x="13.6cm" svg:y="2.151cm">
          <text:p text:style-name="P1"><text:span text:style-name="T2">SLE </text:span><text:span text:style-name="T2">12 </text:span><text:span text:style-name="T2">SP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7.6cm" svg:y1="2.751cm" svg:x2="9.214cm" svg:y2="2.751cm" draw:start-shape="id2" draw:start-glue-point="1" draw:end-shape="id3" draw:end-glue-point="3" svg:d="M7600 2751h1614" svg:viewBox="0 0 1615 1">
          <text:p/>
        </draw:connector>
        <draw:connector draw:style-name="gr3" draw:text-style-name="P4" draw:layer="layout" draw:type="curve" svg:x1="12.1cm" svg:y1="0.651cm" svg:x2="13.6cm" svg:y2="0.651cm" draw:start-shape="id4" draw:start-glue-point="1" draw:end-shape="id5" draw:end-glue-point="3" svg:d="M12100 651h1500" svg:viewBox="0 0 1501 1">
          <text:p/>
        </draw:connector>
        <draw:connector draw:style-name="gr3" draw:text-style-name="P4" draw:layer="layout" draw:type="curve" svg:x1="12.214cm" svg:y1="2.751cm" svg:x2="13.6cm" svg:y2="2.751cm" draw:start-shape="id3" draw:start-glue-point="1" draw:end-shape="id6" draw:end-glue-point="3" svg:d="M12214 2751h1386" svg:viewBox="0 0 1387 1">
          <text:p/>
        </draw:connector>
        <draw:custom-shape draw:style-name="gr7" draw:text-style-name="P8" xml:id="id7" draw:id="id7" draw:layer="layout" svg:width="3cm" svg:height="1.2cm" svg:x="19.8cm" svg:y="2.108cm">
          <text:p text:style-name="P1"><text:span text:style-name="T3">SLE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9" draw:layer="layout" draw:type="curve" svg:x1="16.6cm" svg:y1="0.651cm" svg:x2="19.8cm" svg:y2="2.708cm" draw:start-shape="id5" draw:start-glue-point="1" draw:end-shape="id7" draw:end-glue-point="3" svg:d="M16600 651c2551 0 952 2057 3200 2057" svg:viewBox="0 0 3201 2058">
          <text:p/>
        </draw:connector>
        <draw:connector draw:style-name="gr3" draw:text-style-name="P9" draw:layer="layout" draw:type="curve" svg:x1="16.6cm" svg:y1="2.751cm" svg:x2="19.8cm" svg:y2="2.708cm" draw:start-shape="id6" draw:start-glue-point="1" draw:end-shape="id7" draw:end-glue-point="3" svg:d="M16600 2751c2560 0 961-43 3200-43" svg:viewBox="0 0 3201 44">
          <text:p/>
        </draw:connector>
        <draw:connector draw:style-name="gr3" draw:text-style-name="P9" draw:layer="layout" draw:type="curve" svg:x1="16.6cm" svg:y1="5.051cm" svg:x2="19.8cm" svg:y2="2.708cm" draw:start-shape="id8" draw:start-glue-point="1" draw:end-shape="id7" svg:d="M16600 5051c2551 0 952-2343 3200-2343" svg:viewBox="0 0 3201 23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114cm" fo:page-height="5.8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8-02-28T12:59:12.802794818</dc:date>
    <meta:editing-duration>PT2H59M32S</meta:editing-duration>
    <meta:editing-cycles>22</meta:editing-cycles>
    <meta:generator>LibreOffice/5.3.7.2.0$Linux_X86_64 LibreOffice_project/30m0$Build-2</meta:generator>
    <meta:document-statistic meta:object-count="15"/>
  </office:meta>
</office:document-meta>
</file>